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style:font-name="Liberation Serif" fo:font-size="12pt" fo:font-weight="normal" officeooo:paragraph-rsid="00135117"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use-window-font-color="true" style:font-name="Liberation Serif" fo:font-size="12pt" fo:font-weight="normal" officeooo:paragraph-rsid="00137dbf"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style:font-name="Liberation Serif" fo:font-size="12pt" fo:font-weight="normal" officeooo:paragraph-rsid="0013511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Liberation Serif" fo:font-size="12pt" fo:font-weight="normal" officeooo:rsid="00135117" officeooo:paragraph-rsid="0013511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weight="bold" officeooo:paragraph-rsid="00135117"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use-window-font-color="true" style:font-name="Liberation Serif" fo:font-size="12pt" fo:font-weight="bold" officeooo:rsid="00135117" officeooo:paragraph-rsid="0013511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style:font-name="Liberation Serif" fo:font-size="12pt" fo:font-weight="bold" officeooo:paragraph-rsid="0013511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use-window-font-color="true" style:font-name="Liberation Serif" fo:font-size="12pt" fo:font-weight="bold" officeooo:paragraph-rsid="00137dbf"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DejaVu Sans Mono" fo:font-size="10pt" fo:font-weight="normal" officeooo:paragraph-rsid="00135117"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text-position="0% 100%" style:font-name="Liberation Serif" fo:font-size="12pt" fo:font-weight="normal" officeooo:paragraph-rsid="0013511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 fo:font-size="12pt" fo:font-weight="bold" officeooo:paragraph-rsid="00135117" style:font-size-asian="10.5pt" style:font-weight-asian="bold" style:font-size-complex="12pt" style:font-weight-complex="bold"/>
    </style:style>
    <style:style style:name="P12" style:family="paragraph" style:parent-style-name="Standard" style:list-style-name="L1">
      <style:paragraph-properties fo:text-align="start" style:justify-single-word="false"/>
      <style:text-properties style:use-window-font-color="true" style:font-name="Liberation Serif" fo:font-size="12pt" fo:font-weight="normal" officeooo:paragraph-rsid="00135117"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style:use-window-font-color="true" style:font-name="Liberation Serif" fo:font-size="12pt" fo:font-weight="normal" officeooo:paragraph-rsid="00135117"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style:use-window-font-color="true" style:font-name="Liberation Serif" fo:font-size="12pt" fo:font-weight="normal" officeooo:paragraph-rsid="00135117"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use-window-font-color="true" style:font-name="Liberation Serif" fo:font-size="12pt" fo:font-weight="normal" officeooo:paragraph-rsid="00135117" style:font-size-asian="12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style:use-window-font-color="true" style:font-name="Liberation Serif" fo:font-size="12pt" fo:font-weight="normal" officeooo:paragraph-rsid="001b6ca1" style:font-size-asian="12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style:use-window-font-color="true" style:font-name="Liberation Serif" fo:font-size="12pt" fo:font-weight="normal" officeooo:paragraph-rsid="00137dbf" style:font-size-asian="12pt" style:font-weight-asian="normal" style:font-size-complex="12pt" style:font-weight-complex="normal"/>
    </style:style>
    <style:style style:name="P18" style:family="paragraph" style:parent-style-name="Standard" style:list-style-name="L6">
      <style:paragraph-properties fo:text-align="start" style:justify-single-word="false"/>
      <style:text-properties style:use-window-font-color="true" style:font-name="Liberation Serif" fo:font-size="12pt" fo:font-weight="normal" officeooo:paragraph-rsid="00137dbf" style:font-size-asian="12pt" style:font-weight-asian="normal" style:font-size-complex="12pt" style:font-weight-complex="normal"/>
    </style:style>
    <style:style style:name="P19" style:family="paragraph" style:parent-style-name="Standard" style:list-style-name="L4">
      <style:paragraph-properties fo:text-align="start" style:justify-single-word="false"/>
      <style:text-properties style:use-window-font-color="true" style:font-name="Liberation Serif" fo:font-size="12pt" fo:font-weight="normal" officeooo:rsid="001b6ca1" officeooo:paragraph-rsid="001b6ca1"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 fo:font-size="12pt" fo:font-weight="normal" officeooo:paragraph-rsid="00135117"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officeooo:paragraph-rsid="00135117"/>
    </style:style>
    <style:style style:name="P22" style:family="paragraph" style:parent-style-name="Standard" style:list-style-name="L3">
      <style:paragraph-properties fo:text-align="start" style:justify-single-word="false"/>
      <style:text-properties officeooo:paragraph-rsid="00135117"/>
    </style:style>
    <style:style style:name="T1" style:family="text">
      <style:text-properties fo:font-weight="bold" style:font-weight-asian="bold" style:font-weight-complex="bold"/>
    </style:style>
    <style:style style:name="T2" style:family="text">
      <style:text-properties style:use-window-font-color="true" fo:font-size="12pt" fo:font-weight="normal" style:font-size-asian="10.5pt" style:font-weight-asian="normal" style:font-size-complex="12pt" style:font-weight-complex="normal"/>
    </style:style>
    <style:style style:name="T3" style:family="text">
      <style:text-properties style:use-window-font-color="true" fo:font-size="12pt" fo:font-weight="bold" style:font-size-asian="10.5pt" style:font-weight-asian="bold" style:font-size-complex="12pt" style:font-weight-complex="bold"/>
    </style:style>
    <style:style style:name="T4" style:family="text">
      <style:text-properties style:use-window-font-color="true" style:font-name="Liberation Serif" fo:font-size="12pt" fo:font-weight="normal" style:font-size-asian="12pt" style:font-weight-asian="normal" style:font-size-complex="12pt" style:font-weight-complex="normal"/>
    </style:style>
    <style:style style:name="T5" style:family="text">
      <style:text-properties style:use-window-font-color="true" style:font-name="Liberation Serif" fo:font-size="12pt" fo:font-weight="normal" officeooo:rsid="00137dbf" style:font-size-asian="12pt" style:font-weight-asian="normal" style:font-size-complex="12pt" style:font-weight-complex="normal"/>
    </style:style>
    <style:style style:name="T6" style:family="text">
      <style:text-properties style:use-window-font-color="true" style:font-name="Liberation Serif" fo:font-size="12pt" fo:font-weight="bold" style:font-size-asian="12pt" style:font-weight-asian="bold" style:font-size-complex="12pt" style:font-weight-complex="bold"/>
    </style:style>
    <style:style style:name="T7" style:family="text">
      <style:text-properties style:use-window-font-color="true" style:text-position="super 58%" style:font-name="Liberation Serif" fo:font-size="12pt" fo:font-weight="normal" style:font-size-asian="12pt" style:font-weight-asian="normal" style:font-size-complex="12pt" style:font-weight-complex="normal"/>
    </style:style>
    <style:style style:name="T8" style:family="text">
      <style:text-properties style:use-window-font-color="true" style:text-position="0% 100%"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style:font-size-asian="10.5pt" style:font-size-complex="12pt"/>
    </style:style>
    <style:style style:name="T10" style:family="text">
      <style:text-properties style:text-position="sub 58%" style:font-name="Liberation Serif" fo:font-size="12pt" style:font-size-asian="10.5pt" style:font-size-complex="12pt"/>
    </style:style>
    <style:style style:name="T11" style:family="text">
      <style:text-properties style:text-position="0% 100%"/>
    </style:style>
    <style:style style:name="T12" style:family="text">
      <style:text-properties style:text-position="0% 100%" style:font-name="Liberation Serif" fo:font-size="12pt" style:font-size-asian="10.5pt" style:font-size-complex="12pt"/>
    </style:style>
    <style:style style:name="T13" style:family="text">
      <style:text-properties style:text-position="0% 100%" style:font-name="Liberation Serif" fo:font-size="12pt" officeooo:rsid="001362bd" style:font-size-asian="10.5pt" style:font-size-complex="12pt"/>
    </style:style>
    <style:style style:name="T14" style:family="text">
      <style:text-properties style:text-position="super 58%"/>
    </style:style>
    <style:style style:name="T15" style:family="text">
      <style:text-properties officeooo:rsid="001362bd"/>
    </style:style>
    <style:style style:name="T16" style:family="text">
      <style:text-properties officeooo:rsid="00137dbf"/>
    </style:style>
    <style:style style:name="T17" style:family="text">
      <style:text-properties officeooo:rsid="001b6ca1"/>
    </style:style>
    <style:style style:name="T18" style:family="text">
      <style:text-properties officeooo:rsid="001cae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adlock avoidance</text:p>
      <text:p text:style-name="P4"/>
      <text:p text:style-name="P5">Safe state<text:span text:style-name="T18">(Figure 33)</text:span></text:p>
      <text:list xml:id="list1145020864" text:style-name="L1">
        <text:list-item>
          <text:p text:style-name="P12">The current state in a system is said to be safe if the <text:span text:style-name="T1">operating system</text:span> can satisfy all future resource-requests of each process(up to its maximum) in some order and still avoid deadlock.</text:p>
        </text:list-item>
        <text:list-item>
          <text:p text:style-name="P12">A safe state is not a deadlocked state.</text:p>
        </text:list-item>
        <text:list-item>
          <text:p text:style-name="P12">A deadlocked state is an unsafe state.</text:p>
        </text:list-item>
        <text:list-item>
          <text:p text:style-name="P21"><text:span text:style-name="T2">Not all unsafe state lead to a deadlock. An unsafe state has a possibility of ending in a deadlock. The behavior of the processes determine whether a deadlock occurs or not. There is no ordering of processes(where each process requests all of its </text:span><text:span text:style-name="T3">remaining requirements at once</text:span><text:span text:style-name="T2">) the OS can employ such a deadlock is avoided. </text:span></text:p>
        </text:list-item>
      </text:list>
      <text:p text:style-name="P3"/>
      <text:p text:style-name="P5">Safe sequence</text:p>
      <text:p text:style-name="P9"><text:span text:style-name="T9">A sequence of processes is a safe sequence for the current allocation state if , for each P</text:span><text:span text:style-name="T10">i</text:span><text:span text:style-name="T12">, the resource requests that P</text:span><text:span text:style-name="T10">i</text:span><text:span text:style-name="T12"> can still make can be satisfied by the currently available resources plus the resources held by all </text:span><text:span text:style-name="T13">other </text:span><text:span text:style-name="T12">P</text:span><text:span text:style-name="T10">j</text:span><text:span text:style-name="T12">, j &lt; i(i.e. By processes finishing earlier than P</text:span><text:span text:style-name="T10">i</text:span><text:span text:style-name="T12"> )</text:span></text:p>
      <text:p text:style-name="P10"/>
      <text:p text:style-name="P11">General feature of avoidance algorithms</text:p>
      <text:list xml:id="list1293302472" text:style-name="L2">
        <text:list-item>
          <text:p text:style-name="P20">Whenever a process requests a resource that is currently available, the system must decide whether the resource can be allocated immediately of whether the process must wait. The request is granted only if the allocation leaves the system in a safe state.</text:p>
        </text:list-item>
        <text:list-item>
          <text:p text:style-name="P13">As a process requesting a currently available resource may still have to wait., the resource utilization may be lower than what would have been <text:span text:style-name="T15">other</text:span>wise.</text:p>
        </text:list-item>
      </text:list>
      <text:p text:style-name="P7"/>
      <text:p text:style-name="P7">Deadlock-avoidance Algorithms</text:p>
      <text:list xml:id="list1504283506" text:style-name="L3">
        <text:list-item>
          <text:p text:style-name="P22"><text:span text:style-name="T5">For s</text:span><text:span text:style-name="T4">ystems having only a single instance of each resource - Determining cycles in a </text:span><text:span text:style-name="T6">resource-allocation graph</text:span><text:span text:style-name="T4">(n</text:span><text:span text:style-name="T7">2</text:span><text:span text:style-name="T8">), n is number of processes.</text:span></text:p>
        </text:list-item>
        <text:list-item>
          <text:p text:style-name="P14"><text:span text:style-name="T16">For s</text:span>ystems having multiple instances of each resource - Bankers algorithms(n<text:span text:style-name="T14">2</text:span><text:span text:style-name="T11">m), m is number of instance types</text:span></text:p>
        </text:list-item>
      </text:list>
      <text:p text:style-name="P1"/>
      <text:p text:style-name="P7"><text:bookmark text:name="Bankers Algorithm"/>Bankers algorithm for deadlock-avoidance</text:p>
      <text:list xml:id="list668401063" text:style-name="L4">
        <text:list-item>
          <text:p text:style-name="P15">When a new process enters the system, <text:span text:style-name="T16">it</text:span> must declare the maximum number of instances of each resource it needs.(should not exceed the resources that the system possesses<text:span text:style-name="T16">)</text:span>.</text:p>
        </text:list-item>
        <text:list-item>
          <text:p text:style-name="P16">When a process requests a resource or a set of resources</text:p>
          <text:list>
            <text:list-item>
              <text:p text:style-name="P19">The resource-request algorithm is invoked to simulate the allocation of resources</text:p>
            </text:list-item>
            <text:list-item>
              <text:p text:style-name="P19">The safety algorithms is invoked to determine whether the above allocation of resources results a safe resource-allocation state.</text:p>
            </text:list-item>
          </text:list>
        </text:list-item>
        <text:list-item>
          <text:p text:style-name="P15"><text:span text:style-name="T17">If a safe state is possible, </text:span>the resources are allocated; Else the process must wait.</text:p>
        </text:list-item>
      </text:list>
      <text:p text:style-name="P8"/>
      <text:p text:style-name="P8"><text:bookmark text:name="Resource-request"/>Resource-request algorithm</text:p>
      <text:list xml:id="list1411909006" text:style-name="L5">
        <text:list-item>
          <text:p text:style-name="P17">When a request for resource is made by a process the following actions are taken</text:p>
          <text:list>
            <text:list-item>
              <text:p text:style-name="P17">If its request exceeds the availability the process must wait.</text:p>
            </text:list-item>
            <text:list-item>
              <text:p text:style-name="P17">Else simulate granting of resources.</text:p>
            </text:list-item>
          </text:list>
        </text:list-item>
      </text:list>
      <text:p text:style-name="P2"/>
      <text:p text:style-name="P8"><text:bookmark text:name="Safety"/>Safety algorithm</text:p>
      <text:list xml:id="list701106757" text:style-name="L6">
        <text:list-item>
          <text:p text:style-name="P18">Find a process whose needs can be satisfied with the available resources in one go.</text:p>
        </text:list-item>
        <text:list-item>
          <text:p text:style-name="P18">Mark the process as finished by simulating allocation of resources to it.</text:p>
        </text:list-item>
        <text:list-item>
          <text:p text:style-name="P18">If all process can be allocated(simulation) the needed resources by repeating the above tw<text:span text:style-name="T16">o</text:span> steps, the system is in a safe st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2-31T18:55:22</meta:creation-date>
    <dc:date>2013-01-23T12:35:16</dc:date>
    <dc:creator>Kempa </dc:creator>
    <meta:editing-duration>PT2H25M47S</meta:editing-duration>
    <meta:editing-cycles>8</meta:editing-cycles>
    <meta:generator>LibreOffice/3.6$Linux_x86 LibreOffice_project/360m1$Build-2</meta:generator>
    <meta:document-statistic meta:table-count="0" meta:image-count="0" meta:object-count="0" meta:page-count="1" meta:paragraph-count="28" meta:word-count="465" meta:character-count="2743" meta:non-whitespace-character-count="2324"/>
  </office:meta>
</office:document-meta>
</file>